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7">
      <style:graphic-properties draw:fill-color="#ffffff" draw:auto-grow-height="true" fo:min-height="13.231cm"/>
    </style:style>
    <style:style style:name="pr3" style:family="presentation" style:parent-style-name="lyt-cool-notes" style:list-style-name="L8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  <style:text-properties fo:font-family="'Courier 10 Pitch'" style:font-pitch="fixed" fo:font-size="16pt" style:font-size-asian="16pt" style:font-size-complex="16pt"/>
    </style:style>
    <style:style style:name="T1" style:family="text">
      <style:text-properties fo:font-family="'Courier 10 Pitch'" style:font-pitch="fixed" fo:font-size="16pt" style:font-size-asian="16pt" style:font-size-complex="1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Source code management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>Lecture 3</text:p>
            <text:p text:style-name="P1"/>
          </draw:text-box>
        </draw:frame>
        <draw:frame draw:style-name="gr1" draw:text-style-name="P2" draw:layer="layout" svg:width="3.103cm" svg:height="1.092cm" svg:x="1.399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Early approach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Simple tools</text:p>
                <text:list>
                  <text:list-item>
                    <text:list>
                      <text:list-item>
                        <text:p text:style-name="P1">diff, patch and tar</text:p>
                      </text:list-item>
                      <text:list-item>
                        <text:p text:style-name="P1">Patches sent by email</text:p>
                      </text:list-item>
                      <text:list-item>
                        <text:p text:style-name="P1">Each developer maintains their own tree</text:p>
                      </text:list-item>
                      <text:list-item>
                        <text:p text:style-name="P1">Distribution by ftp and usen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Patches</text:p>
          </draw:text-box>
        </draw:frame>
        <draw:frame draw:style-name="gr3" draw:text-style-name="P5" draw:layer="layout" svg:width="28cm" svg:height="8.779cm" svg:x="1cm" svg:y="12cm">
          <draw:text-box>
            <text:p text:style-name="P1"><text:span text:style-name="T1">--- a/source3/rpc_server/srv_svcctl_nt.c</text:span></text:p>
            <text:p text:style-name="P1"><text:span text:style-name="T1">+++ b/source3/rpc_server/srv_svcctl_nt.c</text:span></text:p>
            <text:p text:style-name="P1"><text:span text:style-name="T1">@@ -466,9 +466,7 @@ WERROR _svcctl_EnumServicesStatusW(pipes_struct *p,</text:span></text:p>
            <text:p text:style-name="P1"><text:span text:style-name="T1"><text:s text:c="16"/></text:span><text:span text:style-name="T1">}</text:span></text:p>
            <text:p text:style-name="P1"><text:span text:style-name="T1"/></text:p>
            <text:p text:style-name="P1"><text:span text:style-name="T1"><text:s text:c="16"/></text:span><text:span text:style-name="T1">blob = ndr_push_blob(ndr);</text:span></text:p>
            <text:p text:style-name="P1"><text:span text:style-name="T1">- <text:s text:c="14"/>if (blob.length &gt;= r-&gt;in.offered) {</text:span></text:p>
            <text:p text:style-name="P1"><text:span text:style-name="T1">- <text:s text:c="22"/>memcpy(r-&gt;out.service, blob.data, r-&gt;in.offered);</text:span></text:p>
            <text:p text:style-name="P1"><text:span text:style-name="T1">- <text:s text:c="14"/>}</text:span></text:p>
            <text:p text:style-name="P1"><text:span text:style-name="T1">+ <text:s text:c="14"/>memcpy(r-&gt;out.service, blob.data, r-&gt;in.offered);</text:span></text:p>
            <text:p text:style-name="P1"><text:span text:style-name="T1"><text:s text:c="8"/></text:span><text:span text:style-name="T1">}</text:span></text:p>
            <text:p text:style-name="P1"><text:span text:style-name="T1"/></text:p>
            <text:p text:style-name="P1"><text:span text:style-name="T1"><text:s text:c="8"/></text:span>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Basic tool of code exchange</text:p>
                <text:list>
                  <text:list-item>
                    <text:list>
                      <text:list-item>
                        <text:p text:style-name="P1">several formats available – unidiff now the norm</text:p>
                      </text:list-item>
                      <text:list-item>
                        <text:p text:style-name="P1">contains short context for each change</text:p>
                      </text:list-item>
                      <text:list-item>
                        <text:p text:style-name="P1">main tools: diff, patch, diffst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ending patch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Common rules</text:p>
                <text:list>
                  <text:list-item>
                    <text:list>
                      <text:list-item>
                        <text:p text:style-name="P1">use diff -up, exclude generated files</text:p>
                      </text:list-item>
                      <text:list-item>
                        <text:p text:style-name="P1">include diffstat output</text:p>
                      </text:list-item>
                      <text:list-item>
                        <text:p text:style-name="P1">include an explanation of your patch</text:p>
                      </text:list-item>
                      <text:list-item>
                        <text:p text:style-name="P1">[PATCH] at start of subject</text:p>
                      </text:list-item>
                      <text:list-item>
                        <text:p text:style-name="P1">use inline or plain text encoding for patch</text:p>
                      </text:list-item>
                      <text:list-item>
                        <text:p text:style-name="P1">don't send html encoded email!</text:p>
                      </text:list-item>
                      <text:list-item>
                        <text:p text:style-name="P1">break up your patches on logical boundaries</text:p>
                      </text:list-item>
                      <text:list-item>
                        <text:p text:style-name="P1">use a patch series if needed</text:p>
                      </text:list-item>
                      <text:list-item>
                        <text:p text:style-name="P1">check you've followed the project coding style</text:p>
                      </text:list-item>
                      <text:list-item>
                        <text:p text:style-name="P1">be sure you are sending to the right place</text:p>
                      </text:list-item>
                      <text:list-item>
                        <text:p text:style-name="P1">be patient, and follow up if need be</text:p>
                      </text:list-item>
                      <text:list-item>
                        <text:p text:style-name="P1">Add Signed-off-by (for some projects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20.5cm" svg:height="0.962cm" svg:x="3.5cm" svg:y="19.038cm">
          <draw:text-box>
            <text:p text:style-name="P1">Let's look at some examples on the kernel list ...</text:p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First generation SCM system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RCS and SCCS</text:p>
                <text:list>
                  <text:list-item>
                    <text:list>
                      <text:list-item>
                        <text:p text:style-name="P1">Manages files individually</text:p>
                      </text:list-item>
                      <text:list-item>
                        <text:p text:style-name="P1">Only one person editing at a time</text:p>
                      </text:list-item>
                      <text:list-item>
                        <text:p text:style-name="P1">No merge capability</text:p>
                      </text:list-item>
                      <text:list-item>
                        <text:p text:style-name="P1">Provides development history</text:p>
                      </text:list-item>
                      <text:list-item>
                        <text:p text:style-name="P1">Key data is who, what and wh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The rise of CV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Concurrent Versions System</text:p>
                <text:list>
                  <text:list-item>
                    <text:list>
                      <text:list-item>
                        <text:p text:style-name="P1">Built on top of RCS</text:p>
                      </text:list-item>
                      <text:list-item>
                        <text:p text:style-name="P1">Allowed for parallel development</text:p>
                      </text:list-item>
                      <text:list-item>
                        <text:p text:style-name="P1">Included merge and conflict resolution</text:p>
                        <text:list>
                          <text:list-item>
                            <text:list>
                              <text:list-item>
                                <text:p text:style-name="P1">based on diff/patch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Hugely popular in the FOSS world</text:p>
                <text:list>
                  <text:list-item>
                    <text:list>
                      <text:list-item>
                        <text:p text:style-name="P1">Dominated FOSS development from 1991 to 2005</text:p>
                      </text:list-item>
                      <text:list-item>
                        <text:p text:style-name="P1">Still very widely used, but less so each year</text:p>
                      </text:list-item>
                    </text:list>
                  </text:list-item>
                </text:list>
              </text:list-item>
              <text:list-item>
                <text:p text:style-name="P1">Many limitations</text:p>
                <text:list>
                  <text:list-item>
                    <text:list>
                      <text:list-item>
                        <text:p text:style-name="P1">Poor rename and directory support</text:p>
                      </text:list-item>
                      <text:list-item>
                        <text:p text:style-name="P1">Contacts centralised server for most operations</text:p>
                      </text:list-item>
                      <text:list-item>
                        <text:p text:style-name="P1">Poor branch merging suppor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4.5cm" svg:height="0.962cm" svg:x="7cm" svg:y="19.5cm">
          <draw:text-box>
            <text:p text:style-name="P1">Let's see a demo ...</text:p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entralised vs Distributed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Where is the project hosted?</text:p>
                <text:list>
                  <text:list-item>
                    <text:list>
                      <text:list-item>
                        <text:p text:style-name="P1">CVS hosts in a central fashion</text:p>
                      </text:list-item>
                      <text:list-item>
                        <text:p text:style-name="P1">Each developer has a 'checkout'</text:p>
                      </text:list-item>
                      <text:list-item>
                        <text:p text:style-name="P1">Most project meta-data is only stored on the central server</text:p>
                      </text:list-item>
                    </text:list>
                  </text:list-item>
                </text:list>
              </text:list-item>
              <text:list-item>
                <text:p text:style-name="P1">Distributed version control</text:p>
                <text:list>
                  <text:list-item>
                    <text:list>
                      <text:list-item>
                        <text:p text:style-name="P1">All project history is locally available to all developers</text:p>
                      </text:list-item>
                      <text:list-item>
                        <text:p text:style-name="P1">Most systems aim for easy branching/merg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ubversion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'CVS done right'</text:p>
                <text:list>
                  <text:list-item>
                    <text:list>
                      <text:list-item>
                        <text:p text:style-name="P1">Attempt to re-invent centralised source code control</text:p>
                      </text:list-item>
                      <text:list-item>
                        <text:p text:style-name="P1">Fixes many of the limitations in CVS</text:p>
                      </text:list-item>
                      <text:list-item>
                        <text:p text:style-name="P1">Adds project-wide revisions</text:p>
                      </text:list-item>
                      <text:list-item>
                        <text:p text:style-name="P1">Widely chosen to replace CVS in FOSS projects from 2001 onwards</text:p>
                      </text:list-item>
                      <text:list-item>
                        <text:p text:style-name="P1">Still very widely used</text:p>
                      </text:list-item>
                    </text:list>
                  </text:list-item>
                </text:list>
              </text:list-item>
              <text:list-item>
                <text:p text:style-name="P1">Centralised design</text:p>
                <text:list>
                  <text:list-item>
                    <text:list>
                      <text:list-item>
                        <text:p text:style-name="P1">Use of non-distributed design has been criticised</text:p>
                      </text:list-item>
                      <text:list-item>
                        <text:p text:style-name="P1">Distributed add-ons available (svk), but not widely us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Distributed System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Early systems</text:p>
                <text:list>
                  <text:list-item>
                    <text:list>
                      <text:list-item>
                        <text:p text:style-name="P1">Code Co-Op (windows based) in 1997</text:p>
                      </text:list-item>
                      <text:list-item>
                        <text:p text:style-name="P1">GNU Arch (aka TLA or Tom Lord's Arch) in 2001</text:p>
                      </text:list-item>
                    </text:list>
                  </text:list-item>
                </text:list>
              </text:list-item>
              <text:list-item>
                <text:p text:style-name="P1">Bitkeeper</text:p>
                <text:list>
                  <text:list-item>
                    <text:list>
                      <text:list-item>
                        <text:p text:style-name="P1">Adopted by Linux kernel in 2002</text:p>
                      </text:list-item>
                      <text:list-item>
                        <text:p text:style-name="P1">Unusual licensing model</text:p>
                      </text:list-item>
                      <text:list-item>
                        <text:p text:style-name="P1">Huge impact on speed of kernel development</text:p>
                      </text:list-item>
                    </text:list>
                  </text:list-item>
                </text:list>
              </text:list-item>
              <text:list-item>
                <text:p text:style-name="P1">Newer systems</text:p>
                <text:list>
                  <text:list-item>
                    <text:list>
                      <text:list-item>
                        <text:p text:style-name="P1">Lots of new systems starting in 2003</text:p>
                      </text:list-item>
                      <text:list-item>
                        <text:p text:style-name="P1">bazaar, darcs, mecurial, git, monotone</text:p>
                      </text:list-item>
                      <text:list-item>
                        <text:p text:style-name="P1">git has gained widest follow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Bitkeeper and git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Controversial choice</text:p>
                <text:list>
                  <text:list-item>
                    <text:list>
                      <text:list-item>
                        <text:p text:style-name="P1">Linux kernel adopted bitkeeper in 2002</text:p>
                      </text:list-item>
                      <text:list-item>
                        <text:p text:style-name="P1">Led to acceleration of kernel development</text:p>
                      </text:list-item>
                      <text:list-item>
                        <text:p text:style-name="P1">Proprietary tool, with freeware client</text:p>
                      </text:list-item>
                      <text:list-item>
                        <text:p text:style-name="P1">License terms included a strong non-compete clause</text:p>
                      </text:list-item>
                    </text:list>
                  </text:list-item>
                </text:list>
              </text:list-item>
              <text:list-item>
                <text:p text:style-name="P1">Move to git</text:p>
                <text:list>
                  <text:list-item>
                    <text:list>
                      <text:list-item>
                        <text:p text:style-name="P1">Makers of bitkeeper disapproved of free client</text:p>
                      </text:list-item>
                      <text:list-item>
                        <text:p text:style-name="P1">Free bitkeeper withdrawn in 2005</text:p>
                      </text:list-item>
                      <text:list-item>
                        <text:p text:style-name="P1">Replaced by new system 'git' in June 2005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CM Interfac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Command line dominates</text:p>
                <text:list>
                  <text:list-item>
                    <text:list>
                      <text:list-item>
                        <text:p text:style-name="P1">Most FOSS users use command line interfaces</text:p>
                      </text:list-item>
                      <text:list-item>
                        <text:p text:style-name="P1">Tools aim to produce a very fast workflow</text:p>
                      </text:list-item>
                      <text:list-item>
                        <text:p text:style-name="P1">Most SCM tools also offer GUI or editor interfaces</text:p>
                      </text:list-item>
                    </text:list>
                  </text:list-item>
                </text:list>
              </text:list-item>
              <text:list-item>
                <text:p text:style-name="P1">Web Interfaces</text:p>
                <text:list>
                  <text:list-item>
                    <text:list>
                      <text:list-item>
                        <text:p text:style-name="P1">Many SCM tools provide web interfaces</text:p>
                      </text:list-item>
                      <text:list-item>
                        <text:p text:style-name="P1">Mostly used to browse development history</text:p>
                      </text:list-item>
                      <text:list-item>
                        <text:p text:style-name="P1">cvsweb, svnweb and gitweb are very popular</text:p>
                      </text:list-item>
                      <text:list-item>
                        <text:p text:style-name="P1">Custom web interfaces are often built</text:p>
                      </text:list-item>
                    </text:list>
                  </text:list-item>
                </text:list>
              </text:list-item>
              <text:list-item>
                <text:p text:style-name="P1">Interfaces with other systems</text:p>
                <text:list>
                  <text:list-item>
                    <text:list>
                      <text:list-item>
                        <text:p text:style-name="P1">Tools to integrate with bug tracking systems</text:p>
                      </text:list-item>
                      <text:list-item>
                        <text:p text:style-name="P1">Integration with build management and build far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Build Farm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Integrating SCM with testing</text:p>
                <text:list>
                  <text:list-item>
                    <text:list>
                      <text:list-item>
                        <text:p text:style-name="P1">Automating testing can help find bugs faster</text:p>
                      </text:list-item>
                      <text:list-item>
                        <text:p text:style-name="P1">Especially important for portability</text:p>
                      </text:list-item>
                    </text:list>
                  </text:list-item>
                </text:list>
              </text:list-item>
              <text:list-item>
                <text:p text:style-name="P1">A build farm</text:p>
                <text:list>
                  <text:list-item>
                    <text:list>
                      <text:list-item>
                        <text:p text:style-name="P1">Wide range of machines/OS's</text:p>
                      </text:list-item>
                      <text:list-item>
                        <text:p text:style-name="P1">Automatically run regression tests on commit</text:p>
                      </text:list-item>
                      <text:list-item>
                        <text:p text:style-name="P1">Usually results are available publicly</text:p>
                      </text:list-item>
                      <text:list-item>
                        <text:p text:style-name="P1">Build/test failures may be reported by email</text:p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Tinderbox</text:p>
                      </text:list-item>
                      <text:list-item>
                        <text:p text:style-name="P1">Samba build farm</text:p>
                      </text:list-item>
                      <text:list-item>
                        <text:p text:style-name="P1">Build-bo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ublic SCM Hosting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Canned hosting</text:p>
                <text:list>
                  <text:list-item>
                    <text:list>
                      <text:list-item>
                        <text:p text:style-name="P1">Many/most FOSS projects use a canned hosting solution</text:p>
                      </text:list-item>
                      <text:list-item>
                        <text:p text:style-name="P1">Canned project hosting can make project maintenance much easier</text:p>
                      </text:list-item>
                      <text:list-item>
                        <text:p text:style-name="P1">usually less flexible than running your own</text:p>
                      </text:list-item>
                    </text:list>
                  </text:list-item>
                </text:list>
              </text:list-item>
              <text:list-item>
                <text:p text:style-name="P1">DVCS public hosting</text:p>
                <text:list>
                  <text:list-item>
                    <text:list>
                      <text:list-item>
                        <text:p text:style-name="P1">DVCS workflow created a demand for easier hosting</text:p>
                      </text:list-item>
                      <text:list-item>
                        <text:p text:style-name="P1">Many sites have sprung up for all the DVCS systems</text:p>
                      </text:list-item>
                      <text:list-item>
                        <text:p text:style-name="P1">See for example </text:p>
                        <text:list>
                          <text:list-item>
                            <text:list>
                              <text:list-item>
                                <text:p text:style-name="P1">Git: repo.oz.cz, github.com</text:p>
                              </text:list-item>
                              <text:list-item>
                                <text:p text:style-name="P1">Hg: bitbucket.org, freehg.org</text:p>
                              </text:list-item>
                              <text:list-item>
                                <text:p text:style-name="P1">bzr: launchpad.ne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CM Compatibility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Two SCMs, one project</text:p>
                <text:list>
                  <text:list-item>
                    <text:list>
                      <text:list-item>
                        <text:p text:style-name="P1">Some projects offer multiple SCMs for the same code</text:p>
                      </text:list-item>
                      <text:list-item>
                        <text:p text:style-name="P1">Gateway tools offer interoperability</text:p>
                      </text:list-item>
                      <text:list-item>
                        <text:p text:style-name="P1">As a new developer, choose the SCM that most of the existing developers in the project use</text:p>
                      </text:list-item>
                    </text:list>
                  </text:list-item>
                </text:list>
              </text:list-item>
              <text:list-item>
                <text:p text:style-name="P1">Conversion tools</text:p>
                <text:list>
                  <text:list-item>
                    <text:list>
                      <text:list-item>
                        <text:p text:style-name="P1">Many newer SCMs offer automated conversion</text:p>
                      </text:list-item>
                      <text:list-item>
                        <text:p text:style-name="P1">Allows project history to be preserved</text:p>
                      </text:list-item>
                      <text:list-item>
                        <text:p text:style-name="P1">Often requires some manual tweaking</text:p>
                      </text:list-item>
                      <text:list-item>
                        <text:p text:style-name="P1">Best known general converter is 'tailor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1$Build-9399</meta:generator>
    <meta:initial-creator>Andrew Tridgell</meta:initial-creator>
    <meta:creation-date>2009-03-07T14:24:48</meta:creation-date>
    <dc:creator>Michael Carden</dc:creator>
    <dc:date>2009-05-18T16:12:58</dc:date>
    <meta:editing-cycles>158</meta:editing-cycles>
    <meta:editing-duration>P3DT8H48M51S</meta:editing-duration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